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xml:id="id1" draw:id="id1" draw:layer="layout" svg:width="4.6cm" svg:height="2.4cm" svg:x="0.9cm" svg:y="4.3cm">
          <text:p text:style-name="P1">Page d'accueil</text:p>
          <text:p text:style-name="P1">(index.php)</text:p>
        </draw:rect>
        <draw:rect draw:style-name="gr1" draw:text-style-name="P1" xml:id="id2" draw:id="id2" draw:layer="layout" svg:width="4.6cm" svg:height="2.4cm" svg:x="0.9cm" svg:y="8.7cm">
          <text:p text:style-name="P1">Création compte</text:p>
        </draw:rect>
        <draw:rect draw:style-name="gr1" draw:text-style-name="P1" xml:id="id3" draw:id="id3" draw:layer="layout" svg:width="4.6cm" svg:height="2.4cm" svg:x="8.6cm" svg:y="4.3cm">
          <text:p text:style-name="P1">Page principale</text:p>
        </draw:rect>
        <draw:connector draw:style-name="gr2" draw:text-style-name="P1" draw:layer="layout" draw:type="lines" svg:x1="3.2cm" svg:y1="6.7cm" svg:x2="3.2cm" svg:y2="8.7cm" draw:start-shape="id1" draw:start-glue-point="2" draw:end-shape="id2" svg:d="m3200 6700v501 998 501">
          <text:p/>
        </draw:connector>
        <draw:rect draw:style-name="gr1" draw:text-style-name="P1" xml:id="id7" draw:id="id7" draw:layer="layout" svg:width="7cm" svg:height="2.6cm" svg:x="17.4cm" svg:y="0.2cm">
          <text:p text:style-name="P1">Ajouter des biobricks</text:p>
        </draw:rect>
        <draw:rect draw:style-name="gr1" draw:text-style-name="P1" xml:id="id6" draw:id="id6" draw:layer="layout" svg:width="4.6cm" svg:height="2.4cm" svg:x="21.004cm" svg:y="9.6cm">
          <text:p text:style-name="P1">Créer un projet</text:p>
        </draw:rect>
        <draw:rect draw:style-name="gr1" draw:text-style-name="P1" xml:id="id4" draw:id="id4" draw:layer="layout" svg:width="8.6cm" svg:height="2.8cm" svg:x="17.004cm" svg:y="4.8cm">
          <text:p text:style-name="P1">Voir les biobricks disponibles</text:p>
        </draw:rect>
        <draw:connector draw:style-name="gr3" draw:text-style-name="P1" draw:layer="layout" svg:x1="5.5cm" svg:y1="5.5cm" svg:x2="8.6cm" svg:y2="5.5cm" draw:start-shape="id1" draw:end-shape="id3" svg:d="m5500 5500h3100">
          <text:p/>
        </draw:connector>
        <draw:rect draw:style-name="gr1" draw:text-style-name="P1" xml:id="id5" draw:id="id5" draw:layer="layout" svg:width="6cm" svg:height="2.4cm" svg:x="20cm" svg:y="14.2cm">
          <text:p text:style-name="P1">Accéder à un projet</text:p>
        </draw:rect>
        <draw:connector draw:style-name="gr2" draw:text-style-name="P1" draw:layer="layout" draw:type="curve" svg:x1="13.2cm" svg:y1="5.5cm" svg:x2="17.004cm" svg:y2="6.2cm" draw:start-shape="id3" draw:start-glue-point="1" draw:end-shape="id4" svg:d="m13200 5500c2853 0 951 700 3804 700">
          <text:p/>
        </draw:connector>
        <draw:connector draw:style-name="gr2" draw:text-style-name="P1" draw:layer="layout" draw:type="curve" svg:x1="13.2cm" svg:y1="5.5cm" svg:x2="20cm" svg:y2="15.4cm" draw:start-shape="id3" draw:end-shape="id5" svg:d="m13200 5500c5100 0 1700 9900 6800 9900">
          <text:p/>
        </draw:connector>
        <draw:connector draw:style-name="gr2" draw:text-style-name="P1" draw:layer="layout" draw:type="curve" svg:x1="13.2cm" svg:y1="5.5cm" svg:x2="21.004cm" svg:y2="10.8cm" draw:start-shape="id3" draw:start-glue-point="1" draw:end-shape="id6" svg:d="m13200 5500c5853 0 1951 5300 7804 5300">
          <text:p/>
        </draw:connector>
        <draw:connector draw:style-name="gr2" draw:text-style-name="P1" draw:layer="layout" draw:type="curve" svg:x1="13.2cm" svg:y1="5.5cm" svg:x2="17.4cm" svg:y2="1.5cm" draw:start-shape="id3" draw:end-shape="id7" svg:d="m13200 5500c3150 0 1050-4000 4200-4000">
          <text:p/>
        </draw:connector>
        <draw:connector draw:style-name="gr2" draw:text-style-name="P1" draw:layer="layout" draw:type="curve" svg:x1="25.604cm" svg:y1="10.8cm" svg:x2="24.4cm" svg:y2="1.5cm" draw:start-shape="id6" draw:start-glue-point="1" draw:end-shape="id7" svg:d="m25604 10800c751 0 1353-9300-1204-9300">
          <text:p/>
        </draw:connector>
        <draw:connector draw:style-name="gr2" draw:text-style-name="P1" draw:layer="layout" draw:type="curve" svg:x1="26cm" svg:y1="15.4cm" svg:x2="25.604cm" svg:y2="10.8cm" draw:start-shape="id5" draw:end-shape="id6" draw:end-glue-point="1" svg:d="m26000 15400c751 0 949-4600-396-4600">
          <text:p/>
        </draw:connector>
        <draw:connector draw:style-name="gr2" draw:text-style-name="P1" draw:layer="layout" draw:type="curve" svg:x1="21.304cm" svg:y1="4.8cm" svg:x2="20.9cm" svg:y2="2.8cm" draw:start-shape="id4" draw:end-shape="id7" svg:d="m21304 4800c0-1500-404-500-404-2000">
          <text:p/>
        </draw:connecto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9T13:17:42</meta:creation-date>
    <meta:editing-duration>PT1M22S</meta:editing-duration>
    <meta:editing-cycles>2</meta:editing-cycles>
    <dc:date>2013-05-29T13:34:14</dc:date>
    <meta:document-statistic meta:object-count="39"/>
    <meta:generator>OpenOffice.org/3.4.1$Linux OpenOffice.org_project/341m1$Build-9593</meta:generator>
  </office:meta>
</office:document-meta>
</file>